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center" fo:margin-bottom="0in"/>
      <style:text-properties fo:font-weight="bold" style:font-weight-asian="bold" style:font-weight-complex="bold" fo:font-size="26pt" style:font-size-asian="26pt" style:font-size-complex="26pt"/>
    </style:style>
    <style:style style:name="P2" style:parent-style-name="Normalny" style:family="paragraph">
      <style:paragraph-properties fo:text-align="center" fo:margin-bottom="0in"/>
      <style:text-properties fo:font-size="16pt" style:font-size-asian="16pt" style:font-size-complex="16pt"/>
    </style:style>
    <style:style style:name="P3" style:parent-style-name="Normalny" style:family="paragraph">
      <style:paragraph-properties fo:text-align="center" fo:margin-bottom="0in"/>
      <style:text-properties fo:font-size="16pt" style:font-size-asian="16pt" style:font-size-complex="16pt"/>
    </style:style>
    <style:style style:name="P4" style:parent-style-name="Normalny" style:family="paragraph">
      <style:paragraph-properties fo:margin-bottom="0in"/>
    </style:style>
    <style:style style:name="P5" style:parent-style-name="Normalny" style:family="paragraph">
      <style:paragraph-properties fo:margin-bottom="0in"/>
    </style:style>
    <style:style style:name="P6" style:parent-style-name="Normalny" style:family="paragraph">
      <style:paragraph-properties fo:margin-bottom="0in"/>
    </style:style>
    <style:style style:name="P7" style:parent-style-name="Normalny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ny" style:family="paragraph">
      <style:paragraph-properties fo:margin-bottom="0in"/>
    </style:style>
    <style:style style:name="P9" style:parent-style-name="Normalny" style:family="paragraph">
      <style:paragraph-properties fo:margin-bottom="0in"/>
    </style:style>
    <style:style style:name="P10" style:parent-style-name="Normalny" style:family="paragraph">
      <style:paragraph-properties fo:margin-bottom="0in"/>
    </style:style>
    <style:style style:name="P11" style:parent-style-name="Normalny" style:family="paragraph">
      <style:paragraph-properties fo:margin-bottom="0in"/>
    </style:style>
    <style:style style:name="P12" style:parent-style-name="Normalny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Akapitzlistą" style:list-style-name="LFO1" style:family="paragraph">
      <style:paragraph-properties fo:text-align="justify"/>
    </style:style>
    <style:style style:name="P14" style:parent-style-name="Akapitzlistą" style:list-style-name="LFO1" style:family="paragraph">
      <style:paragraph-properties fo:text-align="justify"/>
    </style:style>
    <style:style style:name="P15" style:parent-style-name="Akapitzlistą" style:list-style-name="LFO1" style:family="paragraph">
      <style:paragraph-properties fo:text-align="justify"/>
    </style:style>
    <style:style style:name="P16" style:parent-style-name="Akapitzlistą" style:list-style-name="LFO1" style:family="paragraph">
      <style:paragraph-properties fo:text-align="justify"/>
    </style:style>
    <style:style style:name="P17" style:parent-style-name="Akapitzlistą" style:list-style-name="LFO1" style:family="paragraph">
      <style:paragraph-properties fo:text-align="justify"/>
    </style:style>
    <style:style style:name="P18" style:parent-style-name="Akapitzlistą" style:list-style-name="LFO1" style:family="paragraph">
      <style:paragraph-properties fo:text-align="justify"/>
    </style:style>
    <style:style style:name="P19" style:parent-style-name="Akapitzlistą" style:list-style-name="LFO1" style:family="paragraph">
      <style:paragraph-properties fo:text-align="justify"/>
    </style:style>
    <style:style style:name="P20" style:parent-style-name="Akapitzlistą" style:list-style-name="LFO1" style:family="paragraph">
      <style:paragraph-properties fo:text-align="justify"/>
    </style:style>
    <style:style style:name="P21" style:parent-style-name="Akapitzlistą" style:list-style-name="LFO1" style:family="paragraph">
      <style:paragraph-properties fo:text-align="justify"/>
    </style:style>
    <style:style style:name="P22" style:parent-style-name="Akapitzlistą" style:list-style-name="LFO1" style:family="paragraph">
      <style:paragraph-properties fo:text-align="justify"/>
    </style:style>
    <style:style style:name="P23" style:parent-style-name="Akapitzlistą" style:list-style-name="LFO1" style:family="paragraph">
      <style:paragraph-properties fo:text-align="justify"/>
    </style:style>
    <style:style style:name="P24" style:parent-style-name="Akapitzlistą" style:list-style-name="LFO1" style:family="paragraph">
      <style:paragraph-properties fo:text-align="justify"/>
    </style:style>
    <style:style style:name="P25" style:parent-style-name="Akapitzlistą" style:list-style-name="LFO1" style:family="paragraph">
      <style:paragraph-properties fo:text-align="justify"/>
    </style:style>
  </office:automatic-styles>
  <office:body>
    <office:text text:use-soft-page-breaks="true">
      <text:p text:style-name="P1">CheckChart</text:p>
      <text:p text:style-name="P2">Projekt z przedmiotu</text:p>
      <text:p text:style-name="P3">Tworzenie aplikacji <text:s/>internetowych i bazodanowych</text:p>
      <text:p text:style-name="P4"/>
      <text:p text:style-name="P5"/>
      <text:p text:style-name="P6"/>
      <text:p text:style-name="P7">Skład grupy projektowej:</text:p>
      <text:p text:style-name="P8">(Informatyka Przemysłowa IPpp30 semestr 6 sekcja 2)</text:p>
      <text:p text:style-name="P9">Wiktor Kobryń</text:p>
      <text:p text:style-name="P10">Karol Kołodziejczyk</text:p>
      <text:p text:style-name="P11">Jakub Woźniak</text:p>
      <text:p text:style-name="Normalny"/>
      <text:p text:style-name="Normalny"/>
      <text:p text:style-name="P12">Wymagania i założone funkcjonalności tworzonej aplikacji</text:p>
      <text:list text:style-name="LFO1" text:continue-numbering="true">
        <text:list-item>
          <text:p text:style-name="P13">profil użytkownika z możliwością zmiany zdjęcia profilowego i danych użytkownika, z wyświetlaniem na jego podstronie znajomych oraz kliku bieżących tasków (najbliżej deadline, niewykonane)</text:p>
        </text:list-item>
        <text:list-item>
          <text:p text:style-name="P14">dashboard z eventami utworzonymi przez użytkownika oraz eventami do których jest podpięty (jest w zespole). Użytkownik może wybrać event do edycji, podglądu lub usunięcia</text:p>
        </text:list-item>
        <text:list-item>
          <text:p text:style-name="P15">możliwość tworzenia, usuwania i uczestniczenia w eventach (we własnym zakresie lub w zespole gdzie można dodawać innych użytkowników):</text:p>
          <text:list text:continue-numbering="true">
            <text:list-item>
              <text:p text:style-name="P16">lista tasków z datami końcowymi wykonania i przydzielaniem uczestników odpowiedzialnych za nie.</text:p>
            </text:list-item>
            <text:list-item>
              <text:p text:style-name="P17">kalendarz tasków z możliwością dodawania po 1 tasku na każdy dzień</text:p>
            </text:list-item>
            <text:list-item>
              <text:p text:style-name="P18">grupowe głosowanie z wykresem obrazującym aktualne wyniki głosowania</text:p>
            </text:list-item>
          </text:list>
        </text:list-item>
        <text:list-item>
          <text:p text:style-name="P19">task ma deadline, osoby odpowiedzialne za jego wykonanie (minimum 1), automatycznie po utworzeniu ma on status niewykonanego, może zostać oznaczony jako wykonany po utworzeniu</text:p>
        </text:list-item>
        <text:list-item>
          <text:p text:style-name="P20">każdy z eventów zawiera statystyki odnośnie zrealizowanych tasków, tasków o przekroczonym terminie ukończenia, nieukończonych itp.</text:p>
        </text:list-item>
        <text:list-item>
          <text:p text:style-name="P21">w evencie można również wyświetlać, dodawać i usuwać uczestników zespołu eventu</text:p>
        </text:list-item>
        <text:list-item>
          <text:p text:style-name="P22">główna strona startowa zawierająca informacje o aplikacji i przekierowanie do strony logowania</text:p>
        </text:list-item>
        <text:list-item>
          <text:p text:style-name="P23">stopka nawigacyjna do strony startowej, profliu i dashboardu</text:p>
        </text:list-item>
        <text:list-item>
          <text:p text:style-name="P24">strona logowania, tworzenia nowego użytkownika</text:p>
        </text:list-item>
        <text:list-item>
          <text:p text:style-name="P25">panel administratorski - wyświetlanie statystyk globalnych dla aplikacji, udzielanie uprawnień administratora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iktor Kobryń (wk303200)</meta:initial-creator>
    <dc:creator>Wiktor Kobryń (wk303200)</dc:creator>
    <meta:creation-date>2024-03-25T10:25:00Z</meta:creation-date>
    <dc:date>2024-03-25T10:43:00Z</dc:date>
    <meta:print-date>2024-03-25T10:37:00Z</meta:print-date>
    <meta:template xlink:href="Normal" xlink:type="simple"/>
    <meta:editing-cycles>3</meta:editing-cycles>
    <meta:editing-duration>PT840S</meta:editing-duration>
    <meta:document-statistic meta:page-count="1" meta:paragraph-count="3" meta:word-count="242" meta:character-count="1693" meta:row-count="12" meta:non-whitespace-character-count="1454"/>
  </office:meta>
</office:document-meta>
</file>